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55cm" fo:min-width="10.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09cm" fo:min-width="0.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09cm" fo:min-width="0.15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09cm" fo:min-width="0.74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09cm" fo:min-width="1.05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09cm" fo:min-width="0.32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09cm" fo:min-width="0.626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55cm" fo:min-width="14.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0.59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cm" fo:min-width="1.416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ffd7d7" loext:opacity="100%" fo:font-size="9pt"/>
    </style:style>
    <style:style style:name="P2" style:family="paragraph">
      <loext:graphic-properties draw:fill="solid" draw:fill-color="#000000"/>
      <style:paragraph-properties fo:text-align="center"/>
      <style:text-properties fo:color="#ffd7d7" loext:opacity="100%" fo:font-size="9pt"/>
    </style:style>
    <style:style style:name="P3" style:family="paragraph">
      <style:paragraph-properties fo:text-align="center"/>
      <style:text-properties fo:color="#ffd7d7" loext:opacity="100%" style:font-name="Noto Sans CJK HK" fo:font-size="10pt" fo:font-weight="bold"/>
    </style:style>
    <style:style style:name="P4" style:family="paragraph">
      <loext:graphic-properties draw:fill="none" draw:fill-color="#ffffff"/>
      <style:paragraph-properties fo:text-align="center"/>
      <style:text-properties fo:color="#ffd7d7" loext:opacity="100%" style:font-name="Noto Sans CJK HK" fo:font-size="10pt" fo:font-weight="bold" style:font-size-asian="10pt" style:font-size-complex="10pt"/>
    </style:style>
    <style:style style:name="P5" style:family="paragraph">
      <loext:graphic-properties draw:fill-color="#ffffff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6.7cm" svg:y1="0.8cm" svg:x2="6.7cm" svg:y2="5.6cm">
          <text:p/>
        </draw:line>
        <draw:line draw:style-name="gr1" draw:text-style-name="P1" draw:layer="layout" svg:x1="8.3cm" svg:y1="0.8cm" svg:x2="8.3cm" svg:y2="5.6cm">
          <text:p/>
        </draw:line>
        <draw:line draw:style-name="gr1" draw:text-style-name="P1" draw:layer="layout" svg:x1="9.9cm" svg:y1="0.8cm" svg:x2="9.9cm" svg:y2="5.6cm">
          <text:p/>
        </draw:line>
        <draw:line draw:style-name="gr1" draw:text-style-name="P1" draw:layer="layout" svg:x1="13.9cm" svg:y1="0.8cm" svg:x2="13.9cm" svg:y2="5.6cm">
          <text:p/>
        </draw:line>
        <draw:line draw:style-name="gr1" draw:text-style-name="P1" draw:layer="layout" svg:x1="11.9cm" svg:y1="0.8cm" svg:x2="11.9cm" svg:y2="5.6cm">
          <text:p/>
        </draw:line>
        <draw:line draw:style-name="gr1" draw:text-style-name="P1" draw:layer="layout" svg:x1="15.9cm" svg:y1="0.8cm" svg:x2="15.9cm" svg:y2="5.6cm">
          <text:p/>
        </draw:line>
        <draw:line draw:style-name="gr1" draw:text-style-name="P1" draw:layer="layout" svg:x1="17.9cm" svg:y1="1.604cm" svg:x2="21.7cm" svg:y2="1.604cm">
          <text:p/>
        </draw:line>
        <draw:custom-shape draw:style-name="gr2" draw:text-style-name="P2" draw:layer="layout" svg:width="11.2cm" svg:height="0.8cm" svg:x="6.7cm" svg:y="1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126cm" svg:height="0.759cm" svg:x="8.542cm" svg:y="1.622cm">
          <draw:text-box>
            <text:p text:style-name="P3"><text:span text:style-name="T1">L In</text:span></text:p>
          </draw:text-box>
        </draw:frame>
        <draw:frame draw:style-name="gr4" draw:text-style-name="P4" draw:layer="layout" svg:width="1.163cm" svg:height="0.759cm" svg:x="6.93cm" svg:y="1.622cm">
          <draw:text-box>
            <text:p text:style-name="P3"><text:span text:style-name="T1">R In</text:span></text:p>
          </draw:text-box>
        </draw:frame>
        <draw:frame draw:style-name="gr5" draw:text-style-name="P4" draw:layer="layout" svg:width="1.705cm" svg:height="0.759cm" svg:x="10.057cm" svg:y="1.622cm">
          <draw:text-box>
            <text:p text:style-name="P3"><text:span text:style-name="T1">MIDI In</text:span></text:p>
          </draw:text-box>
        </draw:frame>
        <draw:frame draw:style-name="gr6" draw:text-style-name="P4" draw:layer="layout" svg:width="1.805cm" svg:height="0.759cm" svg:x="16.016cm" svg:y="1.622cm">
          <draw:text-box>
            <text:p text:style-name="P3"><text:span text:style-name="T1">Control</text:span></text:p>
          </draw:text-box>
        </draw:frame>
        <draw:frame draw:style-name="gr7" draw:text-style-name="P4" draw:layer="layout" svg:width="1.137cm" svg:height="0.759cm" svg:x="12.305cm" svg:y="1.622cm">
          <draw:text-box>
            <text:p text:style-name="P3"><text:span text:style-name="T1">n.c.</text:span></text:p>
          </draw:text-box>
        </draw:frame>
        <draw:frame draw:style-name="gr8" draw:text-style-name="P4" draw:layer="layout" svg:width="1.683cm" svg:height="0.759cm" svg:x="14.09cm" svg:y="1.622cm">
          <draw:text-box>
            <text:p text:style-name="P3"><text:span text:style-name="T1">Switch</text:span></text:p>
          </draw:text-box>
        </draw:frame>
        <draw:custom-shape draw:style-name="gr9" draw:text-style-name="P2" draw:layer="layout" svg:width="15.4cm" svg:height="0.8cm" svg:x="6.7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05cm" svg:height="0.759cm" svg:x="6.478cm" svg:y="4.023cm">
          <draw:text-box>
            <text:p text:style-name="P3"><text:span text:style-name="T1">Stereo In</text:span></text:p>
          </draw:text-box>
        </draw:frame>
        <draw:frame draw:style-name="gr10" draw:text-style-name="P4" draw:layer="layout" svg:width="1.649cm" svg:height="0.759cm" svg:x="8.262cm" svg:y="4.024cm">
          <draw:text-box>
            <text:p text:style-name="P3"><text:span text:style-name="T1">V3 Out</text:span></text:p>
          </draw:text-box>
        </draw:frame>
        <draw:frame draw:style-name="gr5" draw:text-style-name="P4" draw:layer="layout" svg:width="2.294cm" svg:height="0.759cm" svg:x="9.757cm" svg:y="4.023cm">
          <draw:text-box>
            <text:p text:style-name="P3"><text:span text:style-name="T1">MIDI Out 1</text:span></text:p>
          </draw:text-box>
        </draw:frame>
        <draw:frame draw:style-name="gr5" draw:text-style-name="P4" draw:layer="layout" svg:width="2.294cm" svg:height="0.759cm" svg:x="11.758cm" svg:y="4.024cm">
          <draw:text-box>
            <text:p text:style-name="P3"><text:span text:style-name="T1">MIDI Out 2</text:span></text:p>
          </draw:text-box>
        </draw:frame>
        <draw:line draw:style-name="gr1" draw:text-style-name="P1" draw:layer="layout" svg:x1="17.9cm" svg:y1="0.8cm" svg:x2="17.9cm" svg:y2="5.6cm">
          <text:p/>
        </draw:line>
        <draw:frame draw:style-name="gr11" draw:text-style-name="P4" draw:layer="layout" svg:width="2.333cm" svg:height="0.759cm" svg:x="13.743cm" svg:y="4.022cm">
          <draw:text-box>
            <text:p text:style-name="P3"><text:span text:style-name="T1">Foot Pedal</text:span></text:p>
          </draw:text-box>
        </draw:frame>
        <draw:line draw:style-name="gr1" draw:text-style-name="P1" draw:layer="layout" svg:x1="22.1cm" svg:y1="0.8cm" svg:x2="22.1cm" svg:y2="5.6cm">
          <text:p/>
        </draw:line>
        <draw:frame draw:style-name="gr4" draw:text-style-name="P4" draw:layer="layout" svg:width="3.068cm" svg:height="0.759cm" svg:x="18.47cm" svg:y="4.011cm">
          <draw:text-box>
            <text:p text:style-name="P3"><text:span text:style-name="T1">R <text:s text:c="4"/>Mix Out <text:s text:c="4"/>L</text:span></text:p>
          </draw:text-box>
        </draw:frame>
        <draw:line draw:style-name="gr1" draw:text-style-name="P1" draw:layer="layout" svg:x1="17.872cm" svg:y1="2.401cm" svg:x2="21.672cm" svg:y2="2.401cm">
          <text:p/>
        </draw:line>
        <draw:line draw:style-name="gr1" draw:text-style-name="P1" draw:layer="layout" svg:x1="22.1cm" svg:y1="4.005cm" svg:x2="25.9cm" svg:y2="4.005cm">
          <text:p/>
        </draw:line>
        <draw:line draw:style-name="gr1" draw:text-style-name="P1" draw:layer="layout" svg:x1="22.072cm" svg:y1="4.802cm" svg:x2="25.872cm" svg:y2="4.802cm">
          <text:p/>
        </draw:line>
        <draw:line draw:style-name="gr1" draw:text-style-name="P1" draw:layer="layout" svg:x1="2.9cm" svg:y1="1.605cm" svg:x2="6.7cm" svg:y2="1.605cm">
          <text:p/>
        </draw:line>
        <draw:line draw:style-name="gr1" draw:text-style-name="P1" draw:layer="layout" svg:x1="2.872cm" svg:y1="2.402cm" svg:x2="6.672cm" svg:y2="2.402cm">
          <text:p/>
        </draw:line>
        <draw:line draw:style-name="gr1" draw:text-style-name="P1" draw:layer="layout" svg:x1="2.9cm" svg:y1="4.006cm" svg:x2="6.7cm" svg:y2="4.006cm">
          <text:p/>
        </draw:line>
        <draw:line draw:style-name="gr1" draw:text-style-name="P1" draw:layer="layout" svg:x1="2.872cm" svg:y1="4.803cm" svg:x2="6.672cm" svg:y2="4.803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b66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svg:stroke-width="0.01cm" draw:marker-start-width="0.07cm" draw:marker-end-width="0.07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1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8cm" svg:height="3.504cm" svg:x="1.483cm" svg:y="0.834cm" presentation:class="title" presentation:placeholder="true">
        <draw:text-box/>
      </draw:frame>
      <draw:frame presentation:style-name="Default-outline1" draw:layer="backgroundobjects" svg:width="26.728cm" svg:height="12.178cm" svg:x="1.483cm" svg:y="4.91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8T17:40:31.250700769</dc:date>
    <meta:editing-duration>PT3H17M22S</meta:editing-duration>
    <meta:editing-cycles>32</meta:editing-cycles>
    <meta:generator>LibreOffice/25.8.3.2$Linux_X86_64 LibreOffice_project/580$Build-2</meta:generator>
    <meta:print-date>2026-01-18T16:50:13.899858790</meta:print-date>
    <meta:document-statistic meta:object-count="53"/>
  </office:meta>
</office:document-meta>
</file>